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4pt" officeooo:rsid="0018ab1a" officeooo:paragraph-rsid="0018ab1a" style:font-size-asian="24pt" style:font-size-complex="24pt"/>
    </style:style>
    <style:style style:name="P2" style:family="paragraph" style:parent-style-name="Standard">
      <style:text-properties style:font-name="DejaVu Serif" fo:font-size="24pt" officeooo:rsid="0018ab1a" officeooo:paragraph-rsid="0018ab1a" fo:background-color="#ffffff" style:font-size-asian="24pt" style:font-size-complex="24pt"/>
    </style:style>
    <style:style style:name="P3" style:family="paragraph" style:parent-style-name="Standard">
      <style:text-properties fo:color="#000000" style:font-name="DejaVu Serif" fo:font-size="24pt" officeooo:rsid="0018ab1a" officeooo:paragraph-rsid="0018ab1a" fo:background-color="#ffffff" style:font-size-asian="24pt" style:font-size-complex="24pt"/>
    </style:style>
    <style:style style:name="P4" style:family="paragraph" style:parent-style-name="Standard">
      <style:text-properties fo:color="#000000" style:font-name="DejaVu Serif" fo:font-size="12pt" officeooo:rsid="0018ab1a" officeooo:paragraph-rsid="0018ab1a" fo:background-color="#ffffff" style:font-size-asian="10.5pt" style:font-size-complex="12pt"/>
    </style:style>
    <style:style style:name="P5" style:family="paragraph" style:parent-style-name="Standard">
      <style:text-properties fo:color="#000000" style:font-name="DejaVu Serif" fo:font-size="12pt" officeooo:rsid="0018ab1a" officeooo:paragraph-rsid="001b3f6c" fo:background-color="#ffffff" style:font-size-asian="10.5pt" style:font-size-complex="12pt"/>
    </style:style>
    <style:style style:name="P6" style:family="paragraph" style:parent-style-name="Standard">
      <style:text-properties fo:color="#000000" style:font-name="DejaVu Serif" fo:font-size="12pt" officeooo:rsid="0019928c" officeooo:paragraph-rsid="0019928c" fo:background-color="#ffffff" style:font-size-asian="10.5pt" style:font-size-complex="12pt"/>
    </style:style>
    <style:style style:name="P7" style:family="paragraph" style:parent-style-name="Standard">
      <style:text-properties fo:color="#000000" style:font-name="DejaVu Serif" fo:font-size="12pt" officeooo:rsid="001b3f6c" officeooo:paragraph-rsid="001b3f6c" fo:background-color="#ffffff" style:font-size-asian="10.5pt" style:font-size-complex="12pt"/>
    </style:style>
    <style:style style:name="P8" style:family="paragraph" style:parent-style-name="Standard">
      <style:text-properties fo:color="#000000" style:font-name="DejaVu Serif" fo:font-size="12pt" officeooo:rsid="001fc92d" officeooo:paragraph-rsid="001fc92d" fo:background-color="#ffffff" style:font-size-asian="10.5pt" style:font-size-complex="12pt"/>
    </style:style>
    <style:style style:name="P9" style:family="paragraph" style:parent-style-name="Standard">
      <style:text-properties fo:color="#000000" style:font-name="DejaVu Serif" fo:font-size="12pt" officeooo:rsid="002412dc" officeooo:paragraph-rsid="002412dc" fo:background-color="#ffffff" style:font-size-asian="10.5pt" style:font-size-complex="12pt"/>
    </style:style>
    <style:style style:name="P10" style:family="paragraph" style:parent-style-name="Standard">
      <style:text-properties fo:color="#000000" style:font-name="DejaVu Serif" fo:font-size="12pt" officeooo:rsid="0025b5ae" officeooo:paragraph-rsid="001fc92d" fo:background-color="#ffffff" style:font-size-asian="10.5pt" style:font-size-complex="12pt"/>
    </style:style>
    <style:style style:name="P11" style:family="paragraph" style:parent-style-name="Standard">
      <style:text-properties fo:color="#000000" style:font-name="DejaVu Serif" fo:font-size="12pt" officeooo:rsid="001b3f6c" officeooo:paragraph-rsid="002c2201" fo:background-color="#ffffff" style:font-size-asian="10.5pt" style:font-size-complex="12pt"/>
    </style:style>
    <style:style style:name="P12" style:family="paragraph" style:parent-style-name="Standard">
      <style:text-properties fo:color="#000000" style:font-name="DejaVu Serif" fo:font-size="12pt" officeooo:rsid="001b3f6c" officeooo:paragraph-rsid="002dd96a" fo:background-color="#ffffff" style:font-size-asian="10.5pt" style:font-size-complex="12pt"/>
    </style:style>
    <style:style style:name="P13" style:family="paragraph" style:parent-style-name="Standard">
      <style:text-properties fo:color="#000000" style:font-name="DejaVu Serif" fo:font-size="12pt" officeooo:rsid="001b3f6c" officeooo:paragraph-rsid="001b3f6c" fo:background-color="#ffffff" style:font-size-asian="10.5pt" style:font-size-complex="12pt"/>
    </style:style>
    <style:style style:name="P14" style:family="paragraph" style:parent-style-name="Standard">
      <style:text-properties fo:color="#000000" style:font-name="DejaVu Serif" fo:font-size="12pt" officeooo:rsid="0018ab1a" officeooo:paragraph-rsid="0018ab1a" fo:background-color="#ffffff" style:font-size-asian="10.5pt" style:font-size-complex="12pt"/>
    </style:style>
    <style:style style:name="P15" style:family="paragraph" style:parent-style-name="Standard">
      <style:text-properties fo:color="#000000" style:font-name="DejaVu Serif" fo:font-size="12pt" officeooo:rsid="001fc92d" officeooo:paragraph-rsid="002dd96a" fo:background-color="#ffffff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style:font-name="DejaVu Serif" fo:font-size="24pt" officeooo:rsid="0018ab1a" officeooo:paragraph-rsid="002d4370" fo:background-color="#ffffff" style:font-size-asian="24pt" style:font-size-complex="24pt"/>
    </style:style>
    <style:style style:name="T1" style:family="text">
      <style:text-properties officeooo:rsid="001b3f6c"/>
    </style:style>
    <style:style style:name="T2" style:family="text">
      <style:text-properties officeooo:rsid="001c0514"/>
    </style:style>
    <style:style style:name="T3" style:family="text">
      <style:text-properties officeooo:rsid="001d7b49"/>
    </style:style>
    <style:style style:name="T4" style:family="text">
      <style:text-properties officeooo:rsid="0021657d"/>
    </style:style>
    <style:style style:name="T5" style:family="text">
      <style:text-properties officeooo:rsid="0025b5ae"/>
    </style:style>
    <style:style style:name="T6" style:family="text">
      <style:text-properties officeooo:rsid="00271f95"/>
    </style:style>
    <style:style style:name="T7" style:family="text">
      <style:text-properties officeooo:rsid="00295cf2"/>
    </style:style>
    <style:style style:name="T8" style:family="text">
      <style:text-properties officeooo:rsid="0029fcdc"/>
    </style:style>
    <style:style style:name="T9" style:family="text">
      <style:text-properties officeooo:rsid="002af160"/>
    </style:style>
    <style:style style:name="T10" style:family="text">
      <style:text-properties officeooo:rsid="002c2201"/>
    </style:style>
    <style:style style:name="T11" style:family="text">
      <style:text-properties officeooo:rsid="002d4370"/>
    </style:style>
    <style:style style:name="T12" style:family="text">
      <style:text-properties officeooo:rsid="002dd9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3"/>
      <text:p text:style-name="P16">Especificação do Software:</text:p>
      <text:p text:style-name="P16">Water Emblem Tactics Online II - Revengence of the Lich King | Game of the Year Edi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rupo:</text:p>
      <text:p text:style-name="P4"><text:tab/><text:tab/>Guilherme Correa Fernandes<text:tab/> <text:tab/>9278174</text:p>
      <text:p text:style-name="P4"><text:tab/><text:tab/>Tiago Esperança Triques <text:tab/><text:tab/>9037713</text:p>
      <text:p text:style-name="P4"><text:tab/><text:tab/>William Quelho Ferreira <text:tab/><text:tab/>9293421</text:p>
      <text:p text:style-name="P4"><text:tab/><text:tab/>Eduardo Santos Carlos de Souza <text:tab/>9293481</text:p>
      <text:p text:style-name="P3"/>
      <text:p text:style-name="P4"/>
      <text:p text:style-name="P4"><text:soft-page-break/></text:p>
      <text:p text:style-name="P4">Descrição geral do Software:</text:p>
      <text:p text:style-name="P5"><text:tab/></text:p>
      <text:p text:style-name="P5"><text:span text:style-name="T1"><text:tab/>Desenvolvemos um jogo de RPG, com visão topográfica e multiplayer.</text:span></text:p>
      <text:p text:style-name="P12">O jogo é <text:span text:style-name="T2">customizável, sendo</text:span> possível inserir novas armas <text:span text:style-name="T10">e novos itens e também os sprites (imagens) dos personagens e do cenário. Todas as informações do personagem e dos itens são armazenados em um banco de dados para uso posterior.</text:span> </text:p>
      <text:p text:style-name="P12"><text:tab/>Os mapas podem ser inseridos no banco de dados utilizando uma imagem. Os pixels brancos <text:span text:style-name="T11">dessa imagem</text:span> s<text:span text:style-name="T10">erão</text:span> interpretados como espaços livres <text:span text:style-name="T11">nos quais os personagem podem andar;</text:span> os pretos, como <text:span text:style-name="T2">obstáculos</text:span> intra<text:span text:style-name="T2">n</text:span>spon<text:span text:style-name="T2">í</text:span>veis; os vermelhos como <text:span text:style-name="T11">s</text:span>pawn (Posição inicial) do time 1 e azuis como <text:span text:style-name="T11">s</text:span>pawn do time 2.</text:p>
      <text:p text:style-name="P11"/>
      <text:p text:style-name="P7"><text:tab/><text:span text:style-name="T3">Para a visualização do jogo, utilizamos dois tipos de interface: uma de texto e uma interface gráfica. O jogo pode ser jogado com 2 jogadores em multiplayer online. Cada jogador controla um time através de um cliente. O jogo é baseado em turnos, em seus respectivos turnos os jogadores podem andar, atacar oponentes, ou usar items.</text:span></text:p>
      <text:p text:style-name="P7"><text:tab/></text:p>
      <text:p text:style-name="P4"><text:tab/></text:p>
      <text:p text:style-name="P6">Objetivos:</text:p>
      <text:p text:style-name="P6"><text:tab/></text:p>
      <text:p text:style-name="P6"><text:tab/>Utilizar os conceitos aprendidos durante as aulas do semestre para criar <text:s/>uma aplicação interessante em linguagem Java.</text:p>
      <text:p text:style-name="P6"/>
      <text:p text:style-name="P8">Tecnologias utilizadas:</text:p>
      <text:p text:style-name="P8"><text:tab/></text:p>
      <text:p text:style-name="P15"><text:tab/>O jogo foi feito <text:span text:style-name="T12">totalmente </text:span>em java. Para a interface gráfica utilizamos a biblioteca Swing. Para as <text:span text:style-name="T4">conexões</text:span> que possibilitam o jogo online <text:span text:style-name="T4">utilizamos</text:span> as funcionalidades <text:span text:style-name="T6">de bibliotecas padrões</text:span> do Java. <text:span text:style-name="T9">Para facilitar o desenvolvimento do projeto utilizamos ferramentas auxiliares. Utilizamos a IDE eclipse para programação e o Git (GitHub) para controlar as diferentes modificações realizadas no código fonte.</text:span></text:p>
      <text:p text:style-name="P8"/>
      <text:p text:style-name="P8"><text:tab/><text:span text:style-name="T5">Imagens da Interface:</text:span></text:p>
      <text:p text:style-name="P10"/>
      <text:p text:style-name="P8"/>
      <text:p text:style-name="P9">Contribuição na realização do trabalho:</text:p>
      <text:p text:style-name="P9"/>
      <text:p text:style-name="P9"><text:tab/>Guilherme <text:span text:style-name="T8">Fernandes</text:span><text:tab/>25% </text:p>
      <text:p text:style-name="P9"><text:tab/>William <text:span text:style-name="T8">Ferreira</text:span> <text:s/><text:tab/><text:tab/>2<text:span text:style-name="T7">5</text:span>%</text:p>
      <text:p text:style-name="P9"><text:s/><text:tab/>Tiago <text:span text:style-name="T8">Triques</text:span> <text:s/><text:tab/><text:tab/>2<text:span text:style-name="T7">5</text:span>%</text:p>
      <text:p text:style-name="P9"><text:tab/>Eduardo <text:span text:style-name="T8">Souza</text:span> <text:s/><text:tab/><text:tab/>2<text:span text:style-name="T7">5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7.191639487</meta:creation-date>
    <dc:date>2016-06-22T19:24:33.385517203</dc:date>
    <meta:editing-duration>PT58M21S</meta:editing-duration>
    <meta:editing-cycles>22</meta:editing-cycles>
    <meta:generator>LibreOffice/4.3.3.2$Linux_X86_64 LibreOffice_project/430m0$Build-2</meta:generator>
    <meta:document-statistic meta:table-count="0" meta:image-count="0" meta:object-count="0" meta:page-count="2" meta:paragraph-count="27" meta:word-count="297" meta:character-count="1957" meta:non-whitespace-character-count="1639"/>
  </office:meta>
</office:document-meta>
</file>